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 style:list-style-name="L1">
      <style:text-properties style:text-underline-style="none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anks for using QtSixA!</text:span><text:line-break/></text:p>
      <text:p text:style-name="Standard"/>
      <text:p text:style-name="P2">This is the QtSixA manual.</text:p>
      <text:p text:style-name="P2">Here I'll explain how to connect the Sixaxis to your system, use it to control the desktop and other good things</text:p>
      <text:p text:style-name="Standard"/>
      <text:p text:style-name="Standard"/>
      <text:p text:style-name="P4">Please select one of the topics:</text:p>
      <text:p text:style-name="P3"/>
      <text:list xml:id="list83801641" text:style-name="L1">
        <text:list-item>
          <text:p text:style-name="P6">Connect a Sixaxis through USB</text:p>
        </text:list-item>
        <text:list-item>
          <text:p text:style-name="P6">Connect a Sixaxis through bluetooth</text:p>
        </text:list-item>
        <text:list-item>
          <text:p text:style-name="P6">Connect a Keypad</text:p>
        </text:list-item>
        <text:list-item>
          <text:p text:style-name="P6">Disconnect devices</text:p>
        </text:list-item>
        <text:list-item>
          <text:p text:style-name="P6">Use the Sixaxis as mouse and keyboard</text:p>
        </text:list-item>
        <text:list-item>
          <text:p text:style-name="P6">Other good stuff</text:p>
        </text:list-item>
        <text:list-item>
          <text:p text:style-name="P6">Help QtSixA development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1T21:54:09</meta:creation-date>
    <dc:date>2009-10-21T23:19:17</dc:date>
    <meta:editing-duration>PT00H29M34S</meta:editing-duration>
    <meta:editing-cycles>23</meta:editing-cycles>
    <meta:generator>OpenOffice.org/3.1$Unix OpenOffice.org_project/310m19$Build-9420</meta:generator>
    <meta:document-statistic meta:table-count="0" meta:image-count="0" meta:object-count="0" meta:page-count="1" meta:paragraph-count="11" meta:word-count="71" meta:character-count="376"/>
  </office:meta>
</office:document-meta>
</file>